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attrocento" svg:font-family="Quattrocent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1931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0.106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8278in" table:align="left"/>
    </style:style>
    <style:style style:name="Table2.A" style:family="table-column">
      <style:table-column-properties style:column-width="0.4035in"/>
    </style:style>
    <style:style style:name="Table2.B" style:family="table-column">
      <style:table-column-properties style:column-width="0.424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9354in" table:align="left"/>
    </style:style>
    <style:style style:name="Table3.A" style:family="table-column">
      <style:table-column-properties style:column-width="1.4257in"/>
    </style:style>
    <style:style style:name="Table3.B" style:family="table-column">
      <style:table-column-properties style:column-width="1.509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8278in" table:align="left"/>
    </style:style>
    <style:style style:name="Table4.A" style:family="table-column">
      <style:table-column-properties style:column-width="0.4035in"/>
    </style:style>
    <style:style style:name="Table4.B" style:family="table-column">
      <style:table-column-properties style:column-width="0.4243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9c3e2" officeooo:paragraph-rsid="0009c3e2"/>
    </style:style>
    <style:style style:name="P2" style:family="paragraph" style:parent-style-name="Standard">
      <style:text-properties fo:font-size="20pt" officeooo:rsid="0009c3e2" officeooo:paragraph-rsid="0009c3e2" style:font-size-asian="20pt" style:font-size-complex="20pt"/>
    </style:style>
    <style:style style:name="P3" style:family="paragraph" style:parent-style-name="Standard">
      <style:text-properties fo:font-size="20pt" officeooo:rsid="0099b621" officeooo:paragraph-rsid="0099b621" style:font-size-asian="20pt" style:font-size-complex="20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fo:color="#1e0218" style:text-line-through-style="none" style:text-line-through-type="none" style:text-underline-style="none" style:text-blinking="false"/>
    </style:style>
    <style:style style:name="P6" style:family="paragraph" style:parent-style-name="Table_20_Contents">
      <style:paragraph-properties fo:text-align="end" style:justify-single-word="false"/>
      <style:text-properties fo:color="#1e0218" style:text-line-through-style="none" style:text-line-through-type="none" style:text-underline-style="none" style:text-blinking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top="0in" fo:margin-bottom="0.1965in" style:contextual-spacing="false"/>
    </style:style>
    <style:style style:name="P9" style:family="paragraph" style:parent-style-name="Heading_20_2">
      <style:paragraph-properties fo:margin-left="0in" fo:margin-right="0in" fo:margin-top="0in" fo:margin-bottom="0.1563in" style:contextual-spacing="false" fo:text-indent="0in" style:auto-text-indent="false" fo:padding="0in" fo:border="none"/>
    </style:style>
    <style:style style:name="P10" style:family="paragraph" style:parent-style-name="Heading_20_2">
      <style:paragraph-properties fo:margin-left="0in" fo:margin-right="0in" fo:margin-top="0in" fo:margin-bottom="0.1563in" style:contextual-spacing="false" fo:text-align="end" style:justify-single-word="false" fo:text-indent="0in" style:auto-text-indent="false" fo:padding="0in" fo:border="none"/>
    </style:style>
    <style:style style:name="P11" style:family="paragraph" style:parent-style-name="Heading_20_2">
      <style:paragraph-properties fo:margin-left="0in" fo:margin-right="0in" fo:margin-top="0in" fo:margin-bottom="0.1043in" style:contextual-spacing="false" fo:text-indent="0in" style:auto-text-indent="false" fo:padding="0in" fo:border="none"/>
      <style:text-properties fo:color="#0000cd"/>
    </style:style>
    <style:style style:name="T1" style:family="text">
      <style:text-properties fo:color="#0000cd"/>
    </style:style>
    <style:style style:name="T2" style:family="text">
      <style:text-properties fo:color="#0000cd" style:font-name="Quattrocento" fo:font-weight="bold"/>
    </style:style>
    <style:style style:name="T3" style:family="text">
      <style:text-properties fo:color="#1e0218" style:text-line-through-style="none" style:text-line-through-type="none" style:font-name="Quattrocento" style:text-underline-style="none" fo:font-weight="bold" style:text-blinking="false"/>
    </style:style>
    <style:style style:name="T4" style:family="text">
      <style:text-properties fo:color="#1e0218" style:text-line-through-style="none" style:text-line-through-type="none" style:font-name="Quattrocento" fo:font-size="14pt" style:text-underline-style="none" fo:font-weight="bold" style:text-blinking="false"/>
    </style:style>
    <style:style style:name="T5" style:family="text">
      <style:text-properties fo:color="#1e0218" style:text-line-through-style="none" style:text-line-through-type="none" style:text-underline-style="none" style:text-blinking="false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officeooo:rsid="0026fbca" style:font-size-asian="20pt" style:font-size-complex="20pt"/>
    </style:style>
    <style:style style:name="T9" style:family="text">
      <style:text-properties officeooo:rsid="0026fbc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section text:style-name="Sect1" text:name="powrIframeLoader">
              <text:p text:style-name="P4"/>
            </text:section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5"><draw:a xlink:type="simple" xlink:href="http://31.220.111.193/Fizika/E7/E7FE.php"><draw:frame draw:style-name="fr1" draw:name="Image1" text:anchor-type="as-char" svg:width="0.3335in" svg:height="0.3335in" draw:z-index="78"><draw:image xlink:href="http://31.220.111.193/Fizika/@/01vissza.jpg" xlink:type="simple" xlink:show="embed" xlink:actuate="onLoad"/></draw:frame></draw:a></text:p>
                </table:table-cell>
                <table:table-cell table:style-name="Table2.A1" office:value-type="string">
                  <text:p text:style-name="P6"><draw:a xlink:type="simple" xlink:href="http://31.220.111.193/Fizika/E9/E9FE.php"><draw:frame draw:style-name="fr1" draw:name="Image2" text:anchor-type="as-char" svg:width="0.3335in" svg:height="0.3335in" draw:z-index="79"><draw:image xlink:href="http://31.220.111.193/Fizika/@/02elore.jpg" xlink:type="simple" xlink:show="embed" xlink:actuate="onLoad"/></draw:frame></draw:a>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h text:style-name="P9" text:outline-level="2"><text:a xlink:type="simple" xlink:href="http://31.220.111.193/Fizika/E8/E8FE.php">E8. Hőtan, elektromos jelenségek, optika</text:a><text:span text:style-name="T3"><draw:a xlink:type="simple" xlink:href="http://31.220.111.193/Fizika/E0/E0FE.php"><draw:frame draw:style-name="fr1" draw:name="Image3" text:anchor-type="as-char" svg:width="0.3335in" svg:height="0.3335in" draw:z-index="0"><draw:image xlink:href="http://31.220.111.193/Fizika/@/00fel.jpg" xlink:type="simple" xlink:show="embed" xlink:actuate="onLoad"/></draw:frame></draw:a></text:span></text:h>
                </table:table-cell>
                <table:table-cell table:style-name="Table3.A1" office:value-type="string">
                  <text:h text:style-name="P10" text:outline-level="2"><text:span text:style-name="T5"><draw:a xlink:type="simple" xlink:href="http://31.220.111.193/Fizika/in/inFE.php"><draw:frame draw:style-name="fr1" draw:name="Image4" text:anchor-type="as-char" svg:width="0.3335in" svg:height="0.3335in" draw:z-index="1"><draw:image xlink:href="http://31.220.111.193/Fizika/@/00fel.jpg" xlink:type="simple" xlink:show="embed" xlink:actuate="onLoad"/></draw:frame></draw:a></text:span><text:span text:style-name="T1"> </text:span><text:a xlink:type="simple" xlink:href="http://31.220.111.193/Fizika/in/index.php"><text:span text:style-name="T3">Fizika egyszerűen</text:span></text:a></text:h>
                </table:table-cell>
              </table:table-row>
            </table:table>
            <text:h text:style-name="P9" text:outline-level="2"><text:a xlink:type="simple" xlink:href="https://drive.google.com/open?id=0B2JiTDjox8F6WEM1cUJhaXAxSXM" office:target-frame-name="blank" xlink:show="replace"><text:span text:style-name="T3">nyolcadikos fizika tankönyv</text:span></text:a><text:span text:style-name="T3"><draw:a xlink:type="simple" xlink:href="https://drive.google.com/open?id=0B2JiTDjox8F6WEM1cUJhaXAxSXM" office:target-frame-name="blank" xlink:show="replace"><draw:frame draw:style-name="fr2" draw:name="Image5" text:anchor-type="as-char" svg:width="0.2618in" svg:height="0.2618in" draw:z-index="2"><draw:image xlink:href="http://31.220.111.193/Fizika/@/04tud.jpeg" xlink:type="simple" xlink:show="embed" xlink:actuate="onLoad"/></draw:frame></draw:a></text:span><text:span text:style-name="T2"><text:line-break/></text:span><text:a xlink:type="simple" xlink:href="http://31.220.111.193/Fizika/@/8a.php" office:target-frame-name="blank" xlink:show="replace"><text:span text:style-name="T3">8a </text:span></text:a><text:a xlink:type="simple" xlink:href="http://31.220.111.193/Fizika/@/8a.php" office:target-frame-name="blank" xlink:show="replace"><text:span text:style-name="T4">s5p2</text:span></text:a><text:a xlink:type="simple" xlink:href="http://31.220.111.193/Fizika/@/8a.php" office:target-frame-name="blank" xlink:show="replace"><text:span text:style-name="T3"> </text:span></text:a><text:span text:style-name="T2"><text:line-break/></text:span><text:a xlink:type="simple" xlink:href="http://31.220.111.193/Fizika/@/8b.php" office:target-frame-name="blank" xlink:show="replace"><text:span text:style-name="T3">8b </text:span></text:a><text:a xlink:type="simple" xlink:href="http://31.220.111.193/Fizika/@/8b.php" office:target-frame-name="blank" xlink:show="replace"><text:span text:style-name="T4">s3p6</text:span></text:a><text:a xlink:type="simple" xlink:href="http://31.220.111.193/Fizika/@/8b.php" office:target-frame-name="blank" xlink:show="replace"><text:span text:style-name="T3"> </text:span></text:a><text:span text:style-name="T2"><text:line-break/></text:span><text:a xlink:type="simple" xlink:href="http://31.220.111.193/Fizika/@/8c.php" office:target-frame-name="blank" xlink:show="replace"><text:span text:style-name="T3">8c </text:span></text:a><text:a xlink:type="simple" xlink:href="http://31.220.111.193/Fizika/@/8c.php" office:target-frame-name="blank" xlink:show="replace"><text:span text:style-name="T4">s4h1</text:span></text:a><text:a xlink:type="simple" xlink:href="http://31.220.111.193/Fizika/@/8c.php" office:target-frame-name="blank" xlink:show="replace"><text:span text:style-name="T3"> </text:span></text:a></text:h>
            <text:h text:style-name="P11" text:outline-level="2"> </text:h>
            <text:p text:style-name="P8">I. TERMODINAMIKA / HŐTAN (<text:a xlink:type="simple" xlink:href="https://drive.google.com/open?id=0B2JiTDjox8F6WEM1cUJhaXAxSXM" office:target-frame-name="blank" xlink:show="replace"><text:span text:style-name="T5"> !! hetedikes fizika tankönyvben!</text:span></text:a><text:span text:style-name="T5"><draw:a xlink:type="simple" xlink:href="https://drive.google.com/open?id=0B2JiTDjox8F6WEM1cUJhaXAxSXM" office:target-frame-name="blank" xlink:show="replace"><draw:frame draw:style-name="fr2" draw:name="Image6" text:anchor-type="as-char" svg:width="0.2618in" svg:height="0.2618in" draw:z-index="3"><draw:image xlink:href="http://31.220.111.193/Fizika/@/04tud.jpeg" xlink:type="simple" xlink:show="embed" xlink:actuate="onLoad"/></draw:frame></draw:a></text:span>)</text:p>
            <text:h text:style-name="P9" text:outline-level="2"><text:a xlink:type="simple" xlink:href="http://31.220.111.193/Fizika/E8/E801.php" office:target-frame-name="blank" xlink:show="replace"><text:span text:style-name="T4">1. óra:    Bevezető, elvárások ismertetése</text:span></text:a><text:span text:style-name="T4"><draw:a xlink:type="simple" xlink:href="http://31.220.111.193/Fizika/E8/E801.php" office:target-frame-name="blank" xlink:show="replace"><draw:frame draw:style-name="fr1" draw:name="Image7" text:anchor-type="as-char" svg:width="0.2602in" svg:height="0.2602in" draw:z-index="4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02.php" office:target-frame-name="blank" xlink:show="replace"><text:span text:style-name="T4">2. óra:    30. A hőmérséklet mérése</text:span></text:a><text:span text:style-name="T4"><draw:a xlink:type="simple" xlink:href="http://31.220.111.193/Fizika/E8/E802.php" office:target-frame-name="blank" xlink:show="replace"><draw:frame draw:style-name="fr1" draw:name="Image8" text:anchor-type="as-char" svg:width="0.2602in" svg:height="0.2602in" draw:z-index="5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03.php" office:target-frame-name="blank" xlink:show="replace"><text:span text:style-name="T4">3. óra:    31. A hőtágulás</text:span></text:a><text:span text:style-name="T4"><draw:a xlink:type="simple" xlink:href="http://31.220.111.193/Fizika/E8/E803.php" office:target-frame-name="blank" xlink:show="replace"><draw:frame draw:style-name="fr1" draw:name="Image9" text:anchor-type="as-char" svg:width="0.2602in" svg:height="0.2602in" draw:z-index="6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04.php" office:target-frame-name="blank" xlink:show="replace"><text:span text:style-name="T4">4. óra:    32. A hőterjedés</text:span></text:a><text:span text:style-name="T4"><draw:a xlink:type="simple" xlink:href="http://31.220.111.193/Fizika/E8/E804.php" office:target-frame-name="blank" xlink:show="replace"><draw:frame draw:style-name="fr1" draw:name="Image10" text:anchor-type="as-char" svg:width="0.2602in" svg:height="0.2602in" draw:z-index="7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05.php" office:target-frame-name="blank" xlink:show="replace"><text:span text:style-name="T4">5. óra:    33. A testek felmelegítése munkavégzéssel </text:span></text:a><text:span text:style-name="T4"><draw:a xlink:type="simple" xlink:href="http://31.220.111.193/Fizika/E8/E805.php" office:target-frame-name="blank" xlink:show="replace"><draw:frame draw:style-name="fr1" draw:name="Image11" text:anchor-type="as-char" svg:width="0.2602in" svg:height="0.2602in" draw:z-index="8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06.php" office:target-frame-name="blank" xlink:show="replace"><text:span text:style-name="T4">6. óra:    34. A testek felmelegítése tüzelőanyagok elégetésével</text:span></text:a><text:span text:style-name="T4"><draw:a xlink:type="simple" xlink:href="http://31.220.111.193/Fizika/E8/E806.php" office:target-frame-name="blank" xlink:show="replace"><draw:frame draw:style-name="fr1" draw:name="Image12" text:anchor-type="as-char" svg:width="0.2602in" svg:height="0.2602in" draw:z-index="9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07.php" office:target-frame-name="blank" xlink:show="replace"><text:span text:style-name="T4">7. óra:    Gyakorlás, számítási feladatok</text:span></text:a><text:span text:style-name="T4"><draw:a xlink:type="simple" xlink:href="http://31.220.111.193/Fizika/E8/E807.php" office:target-frame-name="blank" xlink:show="replace"><draw:frame draw:style-name="fr1" draw:name="Image13" text:anchor-type="as-char" svg:width="0.2602in" svg:height="0.2602in" draw:z-index="10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08.php" office:target-frame-name="blank" xlink:show="replace"><text:span text:style-name="T4">8. óra:    35. A termikus kölcsönhatás</text:span></text:a><text:span text:style-name="T4"><draw:a xlink:type="simple" xlink:href="http://31.220.111.193/Fizika/E8/E808.php" office:target-frame-name="blank" xlink:show="replace"><draw:frame draw:style-name="fr1" draw:name="Image14" text:anchor-type="as-char" svg:width="0.2602in" svg:height="0.2602in" draw:z-index="11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09.php" office:target-frame-name="blank" xlink:show="replace"><text:span text:style-name="T4">9. óra:    36. A fajhő</text:span></text:a><text:span text:style-name="T4"><draw:a xlink:type="simple" xlink:href="http://31.220.111.193/Fizika/E8/E809.php" office:target-frame-name="blank" xlink:show="replace"><draw:frame draw:style-name="fr1" draw:name="Image15" text:anchor-type="as-char" svg:width="0.2602in" svg:height="0.2602in" draw:z-index="12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10.php" office:target-frame-name="blank" xlink:show="replace"><text:span text:style-name="T4">10. óra:    37. Az anyag részecskeszerkezete</text:span></text:a><text:span text:style-name="T4"><draw:a xlink:type="simple" xlink:href="http://31.220.111.193/Fizika/E8/E810.php" office:target-frame-name="blank" xlink:show="replace"><draw:frame draw:style-name="fr1" draw:name="Image16" text:anchor-type="as-char" svg:width="0.2602in" svg:height="0.2602in" draw:z-index="13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11.php" office:target-frame-name="blank" xlink:show="replace"><text:span text:style-name="T4">11. óra:    38. Az olvadás és a fagyás</text:span></text:a><text:span text:style-name="T4"><draw:a xlink:type="simple" xlink:href="http://31.220.111.193/Fizika/E8/E811.php" office:target-frame-name="blank" xlink:show="replace"><draw:frame draw:style-name="fr1" draw:name="Image17" text:anchor-type="as-char" svg:width="0.2602in" svg:height="0.2602in" draw:z-index="14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12.php" office:target-frame-name="blank" xlink:show="replace"><text:span text:style-name="T4">12. óra:    39. A párolgás </text:span></text:a><text:span text:style-name="T4"><draw:a xlink:type="simple" xlink:href="http://31.220.111.193/Fizika/E8/E812.php" office:target-frame-name="blank" xlink:show="replace"><draw:frame draw:style-name="fr1" draw:name="Image18" text:anchor-type="as-char" svg:width="0.2602in" svg:height="0.2602in" draw:z-index="15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13.php" office:target-frame-name="blank" xlink:show="replace"><text:span text:style-name="T4">13. óra:    40. A forrás és lecsapódás</text:span></text:a><text:span text:style-name="T4"><draw:a xlink:type="simple" xlink:href="http://31.220.111.193/Fizika/E8/E813.php" office:target-frame-name="blank" xlink:show="replace"><draw:frame draw:style-name="fr1" draw:name="Image19" text:anchor-type="as-char" svg:width="0.2602in" svg:height="0.2602in" draw:z-index="16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14.php" office:target-frame-name="blank" xlink:show="replace"><text:span text:style-name="T4">14. óra:    41. Az energia; az energia fajtái</text:span></text:a><text:span text:style-name="T4"><draw:a xlink:type="simple" xlink:href="http://31.220.111.193/Fizika/E8/E814.php" office:target-frame-name="blank" xlink:show="replace"><draw:frame draw:style-name="fr1" draw:name="Image20" text:anchor-type="as-char" svg:width="0.2602in" svg:height="0.2602in" draw:z-index="17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15.php" office:target-frame-name="blank" xlink:show="replace"><text:span text:style-name="T4">15. óra:    42. Energiaváltozások; az energia megmaradása</text:span></text:a><text:span text:style-name="T4"><draw:a xlink:type="simple" xlink:href="http://31.220.111.193/Fizika/E8/E815.php" office:target-frame-name="blank" xlink:show="replace"><draw:frame draw:style-name="fr1" draw:name="Image21" text:anchor-type="as-char" svg:width="0.2602in" svg:height="0.2602in" draw:z-index="18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16.php" office:target-frame-name="blank" xlink:show="replace"><text:span text:style-name="T4">16. óra:    Gyakorlás, számítási feladatok </text:span></text:a><text:span text:style-name="T4"><draw:a xlink:type="simple" xlink:href="http://31.220.111.193/Fizika/E8/E816.php" office:target-frame-name="blank" xlink:show="replace"><draw:frame draw:style-name="fr1" draw:name="Image22" text:anchor-type="as-char" svg:width="0.2602in" svg:height="0.2602in" draw:z-index="19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17.php" office:target-frame-name="blank" xlink:show="replace"><text:span text:style-name="T4">17. óra:    43. A hőerőgépek működése </text:span></text:a><text:span text:style-name="T4"><draw:a xlink:type="simple" xlink:href="http://31.220.111.193/Fizika/E8/E817.php" office:target-frame-name="blank" xlink:show="replace"><draw:frame draw:style-name="fr1" draw:name="Image23" text:anchor-type="as-char" svg:width="0.2602in" svg:height="0.2602in" draw:z-index="20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18.php" office:target-frame-name="blank" xlink:show="replace"><text:span text:style-name="T4">18. óra:    44. A teljesítmény</text:span></text:a><text:span text:style-name="T4"><draw:a xlink:type="simple" xlink:href="http://31.220.111.193/Fizika/E8/E818.php" office:target-frame-name="blank" xlink:show="replace"><draw:frame draw:style-name="fr1" draw:name="Image24" text:anchor-type="as-char" svg:width="0.2602in" svg:height="0.2602in" draw:z-index="21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19.php" office:target-frame-name="blank" xlink:show="replace"><text:span text:style-name="T4">19. óra:    45. A hatásfok</text:span></text:a><text:span text:style-name="T4"><draw:a xlink:type="simple" xlink:href="http://31.220.111.193/Fizika/E8/E819.php" office:target-frame-name="blank" xlink:show="replace"><draw:frame draw:style-name="fr1" draw:name="Image25" text:anchor-type="as-char" svg:width="0.2602in" svg:height="0.2602in" draw:z-index="22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20.php" office:target-frame-name="blank" xlink:show="replace"><text:span text:style-name="T4">20. óra:    Gyakorlás, számítási feladatok</text:span></text:a><text:span text:style-name="T4"><draw:a xlink:type="simple" xlink:href="http://31.220.111.193/Fizika/E8/E820.php" office:target-frame-name="blank" xlink:show="replace"><draw:frame draw:style-name="fr1" draw:name="Image26" text:anchor-type="as-char" svg:width="0.2602in" svg:height="0.2602in" draw:z-index="23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21.php" office:target-frame-name="blank" xlink:show="replace"><text:span text:style-name="T4">21. óra:    Fizikai vizsgálatok: Hőtan</text:span></text:a><text:span text:style-name="T4"><draw:a xlink:type="simple" xlink:href="http://31.220.111.193/Fizika/E8/E821.php" office:target-frame-name="blank" xlink:show="replace"><draw:frame draw:style-name="fr1" draw:name="Image27" text:anchor-type="as-char" svg:width="0.2602in" svg:height="0.2602in" draw:z-index="24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22.php" office:target-frame-name="blank" xlink:show="replace"><text:span text:style-name="T4">22. óra:    Összefoglalás </text:span></text:a><text:span text:style-name="T4"><draw:a xlink:type="simple" xlink:href="http://31.220.111.193/Fizika/E8/E822.php" office:target-frame-name="blank" xlink:show="replace"><draw:frame draw:style-name="fr1" draw:name="Image28" text:anchor-type="as-char" svg:width="0.2602in" svg:height="0.2602in" draw:z-index="25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23.php" office:target-frame-name="blank" xlink:show="replace"><text:span text:style-name="T4">23. óra:    Témazáró dolgozat: hőtan</text:span></text:a><text:span text:style-name="T4"><draw:a xlink:type="simple" xlink:href="http://31.220.111.193/Fizika/E8/E823.php" office:target-frame-name="blank" xlink:show="replace"><draw:frame draw:style-name="fr1" draw:name="Image29" text:anchor-type="as-char" svg:width="0.2602in" svg:height="0.2602in" draw:z-index="26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24.php" office:target-frame-name="blank" xlink:show="replace"><text:span text:style-name="T4">24. óra:    Dolgozatjavítás, gyakorlás az ellenőrzés tapasztalatai alapján</text:span></text:a><text:span text:style-name="T4"><draw:a xlink:type="simple" xlink:href="http://31.220.111.193/Fizika/E8/E824.php" office:target-frame-name="blank" xlink:show="replace"><draw:frame draw:style-name="fr1" draw:name="Image30" text:anchor-type="as-char" svg:width="0.2602in" svg:height="0.2602in" draw:z-index="27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25.php" office:target-frame-name="blank" xlink:show="replace"><text:span text:style-name="T4">25. óra:    Tanulmányi séta, üzemlátogatás </text:span></text:a><text:span text:style-name="T4"><draw:a xlink:type="simple" xlink:href="http://31.220.111.193/Fizika/E8/E825.php" office:target-frame-name="blank" xlink:show="replace"><draw:frame draw:style-name="fr1" draw:name="Image31" text:anchor-type="as-char" svg:width="0.2602in" svg:height="0.2602in" draw:z-index="28"><draw:image xlink:href="http://31.220.111.193/Fizika/@/04tud.jpeg" xlink:type="simple" xlink:show="embed" xlink:actuate="onLoad"/></draw:frame></draw:a></text:span></text:h>
            <text:p text:style-name="P8">II. ELEKTROMOSSÁG</text:p>
            <text:h text:style-name="P9" text:outline-level="2"><text:a xlink:type="simple" xlink:href="http://31.220.111.193/Fizika/E8/E826.php" office:target-frame-name="blank" xlink:show="replace"><text:span text:style-name="T4">26. óra:    1. Mágneses alapjelenségek </text:span></text:a><text:span text:style-name="T4"><draw:a xlink:type="simple" xlink:href="http://31.220.111.193/Fizika/E8/E826.php" office:target-frame-name="blank" xlink:show="replace"><draw:frame draw:style-name="fr1" draw:name="Image32" text:anchor-type="as-char" svg:width="0.2602in" svg:height="0.2602in" draw:z-index="29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27.php" office:target-frame-name="blank" xlink:show="replace"><text:span text:style-name="T4">27. óra:    2. Elektromos alapjelenségek, az elektromos töltés fogalma </text:span></text:a><text:span text:style-name="T4"><draw:a xlink:type="simple" xlink:href="http://31.220.111.193/Fizika/E8/E827.php" office:target-frame-name="blank" xlink:show="replace"><draw:frame draw:style-name="fr1" draw:name="Image33" text:anchor-type="as-char" svg:width="0.2602in" svg:height="0.2602in" draw:z-index="30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28.php" office:target-frame-name="blank" xlink:show="replace"><text:span text:style-name="T4">28. óra:    3. Az elektromos áram és az elektromos áramkör</text:span></text:a><text:span text:style-name="T4"><draw:a xlink:type="simple" xlink:href="http://31.220.111.193/Fizika/E8/E828.php" office:target-frame-name="blank" xlink:show="replace"><draw:frame draw:style-name="fr1" draw:name="Image34" text:anchor-type="as-char" svg:width="0.2602in" svg:height="0.2602in" draw:z-index="31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29.php" office:target-frame-name="blank" xlink:show="replace"><text:span text:style-name="T4">29. óra:    4. Az elektromos áram hatásai, az áramerősség </text:span></text:a><text:span text:style-name="T4"><draw:a xlink:type="simple" xlink:href="http://31.220.111.193/Fizika/E8/E829.php" office:target-frame-name="blank" xlink:show="replace"><draw:frame draw:style-name="fr1" draw:name="Image35" text:anchor-type="as-char" svg:width="0.2602in" svg:height="0.2602in" draw:z-index="32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30.php" office:target-frame-name="blank" xlink:show="replace"><text:span text:style-name="T4">30. óra:    Számítási feladatok: áramerősség </text:span></text:a><text:span text:style-name="T4"><draw:a xlink:type="simple" xlink:href="http://31.220.111.193/Fizika/E8/E830.php" office:target-frame-name="blank" xlink:show="replace"><draw:frame draw:style-name="fr1" draw:name="Image36" text:anchor-type="as-char" svg:width="0.2602in" svg:height="0.2602in" draw:z-index="33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31.php" office:target-frame-name="blank" xlink:show="replace"><text:span text:style-name="T4">31. óra:    5. Az elektromos mező energiája: a feszültség </text:span></text:a><text:span text:style-name="T4"><draw:a xlink:type="simple" xlink:href="http://31.220.111.193/Fizika/E8/E831.php" office:target-frame-name="blank" xlink:show="replace"><draw:frame draw:style-name="fr1" draw:name="Image37" text:anchor-type="as-char" svg:width="0.2602in" svg:height="0.2602in" draw:z-index="34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32.php" office:target-frame-name="blank" xlink:show="replace"><text:span text:style-name="T4">32. óra:    Számítási feladatok: feszültség</text:span></text:a><text:span text:style-name="T4"><draw:a xlink:type="simple" xlink:href="http://31.220.111.193/Fizika/E8/E832.php" office:target-frame-name="blank" xlink:show="replace"><draw:frame draw:style-name="fr1" draw:name="Image38" text:anchor-type="as-char" svg:width="0.2602in" svg:height="0.2602in" draw:z-index="35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33.php" office:target-frame-name="blank" xlink:show="replace"><text:span text:style-name="T4">33. óra:    6. Ohm törvénye: az ellenállás </text:span></text:a><text:span text:style-name="T4"><draw:a xlink:type="simple" xlink:href="http://31.220.111.193/Fizika/E8/E833.php" office:target-frame-name="blank" xlink:show="replace"><draw:frame draw:style-name="fr1" draw:name="Image39" text:anchor-type="as-char" svg:width="0.2602in" svg:height="0.2602in" draw:z-index="36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34.php" office:target-frame-name="blank" xlink:show="replace"><text:span text:style-name="T4">34. óra:    Számítási feladatok: ellenállás</text:span></text:a><text:span text:style-name="T4"><draw:a xlink:type="simple" xlink:href="http://31.220.111.193/Fizika/E8/E834.php" office:target-frame-name="blank" xlink:show="replace"><draw:frame draw:style-name="fr1" draw:name="Image40" text:anchor-type="as-char" svg:width="0.2602in" svg:height="0.2602in" draw:z-index="37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35.php" office:target-frame-name="blank" xlink:show="replace"><text:span text:style-name="T4">35. óra:    Számítási feladatok: áramerősség, feszültség, ellenállás</text:span></text:a><text:span text:style-name="T4"><draw:a xlink:type="simple" xlink:href="http://31.220.111.193/Fizika/E8/E835.php" office:target-frame-name="blank" xlink:show="replace"><draw:frame draw:style-name="fr1" draw:name="Image41" text:anchor-type="as-char" svg:width="0.2602in" svg:height="0.2602in" draw:z-index="38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36.php" office:target-frame-name="blank" xlink:show="replace"><text:span text:style-name="T4">36. óra:    7. Az elektromágnes és alkalmazásai </text:span></text:a><text:span text:style-name="T4"><draw:a xlink:type="simple" xlink:href="http://31.220.111.193/Fizika/E8/E836.php" office:target-frame-name="blank" xlink:show="replace"><draw:frame draw:style-name="fr1" draw:name="Image42" text:anchor-type="as-char" svg:width="0.2602in" svg:height="0.2602in" draw:z-index="39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37.php" office:target-frame-name="blank" xlink:show="replace"><text:span text:style-name="T4">37. óra:    8. Az elektromos teljesítmény</text:span></text:a><text:span text:style-name="T4"><draw:a xlink:type="simple" xlink:href="http://31.220.111.193/Fizika/E8/E837.php" office:target-frame-name="blank" xlink:show="replace"><draw:frame draw:style-name="fr1" draw:name="Image43" text:anchor-type="as-char" svg:width="0.2602in" svg:height="0.2602in" draw:z-index="40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38.php" office:target-frame-name="blank" xlink:show="replace"><text:span text:style-name="T4">38. óra:    9. Az elektromos munka </text:span></text:a><text:span text:style-name="T4"><draw:a xlink:type="simple" xlink:href="http://31.220.111.193/Fizika/E8/E838.php" office:target-frame-name="blank" xlink:show="replace"><draw:frame draw:style-name="fr1" draw:name="Image44" text:anchor-type="as-char" svg:width="0.2602in" svg:height="0.2602in" draw:z-index="41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39.php" office:target-frame-name="blank" xlink:show="replace"><text:span text:style-name="T4">39. óra:    10. Az elektromos energia</text:span></text:a><text:span text:style-name="T4"><draw:a xlink:type="simple" xlink:href="http://31.220.111.193/Fizika/E8/E839.php" office:target-frame-name="blank" xlink:show="replace"><draw:frame draw:style-name="fr1" draw:name="Image45" text:anchor-type="as-char" svg:width="0.2602in" svg:height="0.2602in" draw:z-index="42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40.php" office:target-frame-name="blank" xlink:show="replace"><text:span text:style-name="T4">40. óra:    Fizikai vizsgálatok</text:span></text:a><text:span text:style-name="T4"><draw:a xlink:type="simple" xlink:href="http://31.220.111.193/Fizika/E8/E840.php" office:target-frame-name="blank" xlink:show="replace"><draw:frame draw:style-name="fr1" draw:name="Image46" text:anchor-type="as-char" svg:width="0.2602in" svg:height="0.2602in" draw:z-index="43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41.php" office:target-frame-name="blank" xlink:show="replace"><text:span text:style-name="T4">41. óra:    Összefoglalás </text:span></text:a><text:span text:style-name="T4"><draw:a xlink:type="simple" xlink:href="http://31.220.111.193/Fizika/E8/E841.php" office:target-frame-name="blank" xlink:show="replace"><draw:frame draw:style-name="fr1" draw:name="Image47" text:anchor-type="as-char" svg:width="0.2602in" svg:height="0.2602in" draw:z-index="44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42.php" office:target-frame-name="blank" xlink:show="replace"><text:span text:style-name="T4">42. óra:    Számítási feladatok: munka, energia, teljesítmény </text:span></text:a><text:span text:style-name="T4"><draw:a xlink:type="simple" xlink:href="http://31.220.111.193/Fizika/E8/E842.php" office:target-frame-name="blank" xlink:show="replace"><draw:frame draw:style-name="fr1" draw:name="Image48" text:anchor-type="as-char" svg:width="0.2602in" svg:height="0.2602in" draw:z-index="45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43.php" office:target-frame-name="blank" xlink:show="replace"><text:span text:style-name="T4">43. óra:    Számítási feladatok: áramerősség, feszültség, munka, teljesítmény</text:span></text:a><text:span text:style-name="T4"><draw:a xlink:type="simple" xlink:href="http://31.220.111.193/Fizika/E8/E843.php" office:target-frame-name="blank" xlink:show="replace"><draw:frame draw:style-name="fr1" draw:name="Image49" text:anchor-type="as-char" svg:width="0.2602in" svg:height="0.2602in" draw:z-index="46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44.php" office:target-frame-name="blank" xlink:show="replace"><text:span text:style-name="T4">44. óra:    Témazáró dolgozat: elektromosság</text:span></text:a><text:span text:style-name="T4"><draw:a xlink:type="simple" xlink:href="http://31.220.111.193/Fizika/E8/E844.php" office:target-frame-name="blank" xlink:show="replace"><draw:frame draw:style-name="fr1" draw:name="Image50" text:anchor-type="as-char" svg:width="0.2602in" svg:height="0.2602in" draw:z-index="47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45.php" office:target-frame-name="blank" xlink:show="replace"><text:span text:style-name="T4">45. óra:    Dolgozatjavítás, gyakorlás az ellenőrzés tapasztalatai alapján</text:span></text:a><text:span text:style-name="T4"><draw:a xlink:type="simple" xlink:href="http://31.220.111.193/Fizika/E8/E845.php" office:target-frame-name="blank" xlink:show="replace"><draw:frame draw:style-name="fr1" draw:name="Image51" text:anchor-type="as-char" svg:width="0.2602in" svg:height="0.2602in" draw:z-index="48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46.php" office:target-frame-name="blank" xlink:show="replace"><text:span text:style-name="T4">46. óra:    Tanulmányi séta, üzemlátogatás</text:span></text:a><text:span text:style-name="T4"><draw:a xlink:type="simple" xlink:href="http://31.220.111.193/Fizika/E8/E846.php" office:target-frame-name="blank" xlink:show="replace"><draw:frame draw:style-name="fr1" draw:name="Image52" text:anchor-type="as-char" svg:width="0.2602in" svg:height="0.2602in" draw:z-index="49"><draw:image xlink:href="http://31.220.111.193/Fizika/@/04tud.jpeg" xlink:type="simple" xlink:show="embed" xlink:actuate="onLoad"/></draw:frame></draw:a></text:span></text:h>
            <text:p text:style-name="P8">III. OPTIKA / FÉNYTAN</text:p>
            <text:h text:style-name="P9" text:outline-level="2"><text:a xlink:type="simple" xlink:href="http://31.220.111.193/Fizika/E8/E847.php" office:target-frame-name="blank" xlink:show="replace"><text:span text:style-name="T4">47. óra:    11. A fény terjedése </text:span></text:a><text:span text:style-name="T4"><draw:a xlink:type="simple" xlink:href="http://31.220.111.193/Fizika/E8/E847.php" office:target-frame-name="blank" xlink:show="replace"><draw:frame draw:style-name="fr1" draw:name="Image53" text:anchor-type="as-char" svg:width="0.2602in" svg:height="0.2602in" draw:z-index="50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48.php" office:target-frame-name="blank" xlink:show="replace"><text:span text:style-name="T4">48. óra:    12. A fényvisszaverődés </text:span></text:a><text:span text:style-name="T4"><draw:a xlink:type="simple" xlink:href="http://31.220.111.193/Fizika/E8/E848.php" office:target-frame-name="blank" xlink:show="replace"><draw:frame draw:style-name="fr1" draw:name="Image54" text:anchor-type="as-char" svg:width="0.2602in" svg:height="0.2602in" draw:z-index="51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49.php" office:target-frame-name="blank" xlink:show="replace"><text:span text:style-name="T4">49. óra:    13. A fénytörés és a teljes fényvisszaverődés</text:span></text:a><text:span text:style-name="T4"><draw:a xlink:type="simple" xlink:href="http://31.220.111.193/Fizika/E8/E849.php" office:target-frame-name="blank" xlink:show="replace"><draw:frame draw:style-name="fr1" draw:name="Image55" text:anchor-type="as-char" svg:width="0.2602in" svg:height="0.2602in" draw:z-index="52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50.php" office:target-frame-name="blank" xlink:show="replace"><text:span text:style-name="T4">50. óra:    14. Képalkotás, a síktükör képalkotása</text:span></text:a><text:span text:style-name="T4"><draw:a xlink:type="simple" xlink:href="http://31.220.111.193/Fizika/E8/E850.php" office:target-frame-name="blank" xlink:show="replace"><draw:frame draw:style-name="fr1" draw:name="Image56" text:anchor-type="as-char" svg:width="0.2602in" svg:height="0.2602in" draw:z-index="53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51.php" office:target-frame-name="blank" xlink:show="replace"><text:span text:style-name="T4">51. óra:    15. A homorú és domború tükör</text:span></text:a><text:span text:style-name="T4"><draw:a xlink:type="simple" xlink:href="http://31.220.111.193/Fizika/E8/E851.php" office:target-frame-name="blank" xlink:show="replace"><draw:frame draw:style-name="fr1" draw:name="Image57" text:anchor-type="as-char" svg:width="0.2602in" svg:height="0.2602in" draw:z-index="54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52.php" office:target-frame-name="blank" xlink:show="replace"><text:span text:style-name="T4">52. óra:    16. A gyűjtőlencse és a szórólencse </text:span></text:a><text:span text:style-name="T4"><draw:a xlink:type="simple" xlink:href="http://31.220.111.193/Fizika/E8/E852.php" office:target-frame-name="blank" xlink:show="replace"><draw:frame draw:style-name="fr1" draw:name="Image58" text:anchor-type="as-char" svg:width="0.2602in" svg:height="0.2602in" draw:z-index="55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53.php" office:target-frame-name="blank" xlink:show="replace"><text:span text:style-name="T4">53. óra:    Gyakorlás: képalkotások</text:span></text:a><text:span text:style-name="T4"><draw:a xlink:type="simple" xlink:href="http://31.220.111.193/Fizika/E8/E853.php" office:target-frame-name="blank" xlink:show="replace"><draw:frame draw:style-name="fr1" draw:name="Image59" text:anchor-type="as-char" svg:width="0.2602in" svg:height="0.2602in" draw:z-index="56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54.php" office:target-frame-name="blank" xlink:show="replace"><text:span text:style-name="T4">54. óra:    Optikai eszközök gyakorlati alkalmazásai</text:span></text:a><text:span text:style-name="T4"><draw:a xlink:type="simple" xlink:href="http://31.220.111.193/Fizika/E8/E854.php" office:target-frame-name="blank" xlink:show="replace"><draw:frame draw:style-name="fr1" draw:name="Image60" text:anchor-type="as-char" svg:width="0.2602in" svg:height="0.2602in" draw:z-index="57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55.php" office:target-frame-name="blank" xlink:show="replace"><text:span text:style-name="T4">55. óra:    18. A szem és a látás</text:span></text:a><text:span text:style-name="T4"><draw:a xlink:type="simple" xlink:href="http://31.220.111.193/Fizika/E8/E855.php" office:target-frame-name="blank" xlink:show="replace"><draw:frame draw:style-name="fr1" draw:name="Image61" text:anchor-type="as-char" svg:width="0.2602in" svg:height="0.2602in" draw:z-index="58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56.php" office:target-frame-name="blank" xlink:show="replace"><text:span text:style-name="T4">56. óra:    19. A fehér fény színekre bontása, színkeverés</text:span></text:a><text:span text:style-name="T4"><draw:a xlink:type="simple" xlink:href="http://31.220.111.193/Fizika/E8/E856.php" office:target-frame-name="blank" xlink:show="replace"><draw:frame draw:style-name="fr1" draw:name="Image62" text:anchor-type="as-char" svg:width="0.2602in" svg:height="0.2602in" draw:z-index="59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57.php" office:target-frame-name="blank" xlink:show="replace"><text:span text:style-name="T4">57. óra:    20. Fényforrások, fényszennyezés</text:span></text:a><text:span text:style-name="T4"><draw:a xlink:type="simple" xlink:href="http://31.220.111.193/Fizika/E8/E857.php" office:target-frame-name="blank" xlink:show="replace"><draw:frame draw:style-name="fr1" draw:name="Image63" text:anchor-type="as-char" svg:width="0.2602in" svg:height="0.2602in" draw:z-index="60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58.php" office:target-frame-name="blank" xlink:show="replace"><text:span text:style-name="T4">58. óra:    21. Az égitestek látszólagos mozgása</text:span></text:a><text:span text:style-name="T4"><draw:a xlink:type="simple" xlink:href="http://31.220.111.193/Fizika/E8/E858.php" office:target-frame-name="blank" xlink:show="replace"><draw:frame draw:style-name="fr1" draw:name="Image64" text:anchor-type="as-char" svg:width="0.2602in" svg:height="0.2602in" draw:z-index="61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59.php" office:target-frame-name="blank" xlink:show="replace"><text:span text:style-name="T4">59. óra:    22. A Naprendszer szerkezete</text:span></text:a><text:span text:style-name="T4"><draw:a xlink:type="simple" xlink:href="http://31.220.111.193/Fizika/E8/E859.php" office:target-frame-name="blank" xlink:show="replace"><draw:frame draw:style-name="fr1" draw:name="Image65" text:anchor-type="as-char" svg:width="0.2602in" svg:height="0.2602in" draw:z-index="62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60.php" office:target-frame-name="blank" xlink:show="replace"><text:span text:style-name="T4">60. óra:    23. Az infravörös és az ultraibolya fény</text:span></text:a><text:span text:style-name="T4"><draw:a xlink:type="simple" xlink:href="http://31.220.111.193/Fizika/E8/E860.php" office:target-frame-name="blank" xlink:show="replace"><draw:frame draw:style-name="fr1" draw:name="Image66" text:anchor-type="as-char" svg:width="0.2602in" svg:height="0.2602in" draw:z-index="63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61.php" office:target-frame-name="blank" xlink:show="replace"><text:span text:style-name="T4">61. óra:    24. A teljes elektromágneses színkép </text:span></text:a><text:span text:style-name="T4"><draw:a xlink:type="simple" xlink:href="http://31.220.111.193/Fizika/E8/E861.php" office:target-frame-name="blank" xlink:show="replace"><draw:frame draw:style-name="fr1" draw:name="Image67" text:anchor-type="as-char" svg:width="0.2602in" svg:height="0.2602in" draw:z-index="64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62.php" office:target-frame-name="blank" xlink:show="replace"><text:span text:style-name="T4">62. óra:    Fizikai vizsgálatok </text:span></text:a><text:span text:style-name="T4"><draw:a xlink:type="simple" xlink:href="http://31.220.111.193/Fizika/E8/E862.php" office:target-frame-name="blank" xlink:show="replace"><draw:frame draw:style-name="fr1" draw:name="Image68" text:anchor-type="as-char" svg:width="0.2602in" svg:height="0.2602in" draw:z-index="65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63.php" office:target-frame-name="blank" xlink:show="replace"><text:span text:style-name="T4">63. óra:    Összefoglalás: optika </text:span></text:a><text:span text:style-name="T4"><draw:a xlink:type="simple" xlink:href="http://31.220.111.193/Fizika/E8/E863.php" office:target-frame-name="blank" xlink:show="replace"><draw:frame draw:style-name="fr1" draw:name="Image69" text:anchor-type="as-char" svg:width="0.2602in" svg:height="0.2602in" draw:z-index="66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64.php" office:target-frame-name="blank" xlink:show="replace"><text:span text:style-name="T4">64. óra:    Gyakorlás: képalkotások</text:span></text:a><text:span text:style-name="T4"><draw:a xlink:type="simple" xlink:href="http://31.220.111.193/Fizika/E8/E864.php" office:target-frame-name="blank" xlink:show="replace"><draw:frame draw:style-name="fr1" draw:name="Image70" text:anchor-type="as-char" svg:width="0.2602in" svg:height="0.2602in" draw:z-index="67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65.php" office:target-frame-name="blank" xlink:show="replace"><text:span text:style-name="T4">65. óra:    Ismétlés, rendszerezés </text:span></text:a><text:span text:style-name="T4"><draw:a xlink:type="simple" xlink:href="http://31.220.111.193/Fizika/E8/E865.php" office:target-frame-name="blank" xlink:show="replace"><draw:frame draw:style-name="fr1" draw:name="Image71" text:anchor-type="as-char" svg:width="0.2602in" svg:height="0.2602in" draw:z-index="68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66.php" office:target-frame-name="blank" xlink:show="replace"><text:span text:style-name="T4">66. óra:    Témazáró dolgozat: optika</text:span></text:a><text:span text:style-name="T4"><draw:a xlink:type="simple" xlink:href="http://31.220.111.193/Fizika/E8/E866.php" office:target-frame-name="blank" xlink:show="replace"><draw:frame draw:style-name="fr1" draw:name="Image72" text:anchor-type="as-char" svg:width="0.2602in" svg:height="0.2602in" draw:z-index="69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67.php" office:target-frame-name="blank" xlink:show="replace"><text:span text:style-name="T4">67. óra:    Dolgozatjavítás, gyakorlás az ellenőrzés tapasztalatai alapján</text:span></text:a><text:span text:style-name="T4"><draw:a xlink:type="simple" xlink:href="http://31.220.111.193/Fizika/E8/E867.php" office:target-frame-name="blank" xlink:show="replace"><draw:frame draw:style-name="fr1" draw:name="Image73" text:anchor-type="as-char" svg:width="0.2602in" svg:height="0.2602in" draw:z-index="70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68.php" office:target-frame-name="blank" xlink:show="replace"><text:span text:style-name="T4">68. óra:    Tanulmányi séta, üzemlátogatás</text:span></text:a><text:span text:style-name="T4"><draw:a xlink:type="simple" xlink:href="http://31.220.111.193/Fizika/E8/E868.php" office:target-frame-name="blank" xlink:show="replace"><draw:frame draw:style-name="fr1" draw:name="Image74" text:anchor-type="as-char" svg:width="0.2602in" svg:height="0.2602in" draw:z-index="71"><draw:image xlink:href="http://31.220.111.193/Fizika/@/04tud.jpeg" xlink:type="simple" xlink:show="embed" xlink:actuate="onLoad"/></draw:frame></draw:a></text:span></text:h>
            <text:p text:style-name="P8">IV. ÉV VÉGI ÖSSZEFOGLALÁS</text:p>
            <text:h text:style-name="P9" text:outline-level="2"><text:a xlink:type="simple" xlink:href="http://31.220.111.193/Fizika/E8/E869.php" office:target-frame-name="blank" xlink:show="replace"><text:span text:style-name="T4">69. óra:    Rendszerező összefoglalás: hőtan </text:span></text:a><text:span text:style-name="T4"><draw:a xlink:type="simple" xlink:href="http://31.220.111.193/Fizika/E8/E869.php" office:target-frame-name="blank" xlink:show="replace"><draw:frame draw:style-name="fr1" draw:name="Image75" text:anchor-type="as-char" svg:width="0.2602in" svg:height="0.2602in" draw:z-index="72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70.php" office:target-frame-name="blank" xlink:show="replace"><text:span text:style-name="T4">70. óra:    Rendszerező összefoglalás: elektromosság </text:span></text:a><text:span text:style-name="T4"><draw:a xlink:type="simple" xlink:href="http://31.220.111.193/Fizika/E8/E870.php" office:target-frame-name="blank" xlink:show="replace"><draw:frame draw:style-name="fr1" draw:name="Image76" text:anchor-type="as-char" svg:width="0.2602in" svg:height="0.2602in" draw:z-index="73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71.php" office:target-frame-name="blank" xlink:show="replace"><text:span text:style-name="T4">71. óra:    Rendszerező összefoglalás: fénytan </text:span></text:a><text:span text:style-name="T4"><draw:a xlink:type="simple" xlink:href="http://31.220.111.193/Fizika/E8/E871.php" office:target-frame-name="blank" xlink:show="replace"><draw:frame draw:style-name="fr1" draw:name="Image77" text:anchor-type="as-char" svg:width="0.2602in" svg:height="0.2602in" draw:z-index="74"><draw:image xlink:href="http://31.220.111.193/Fizika/@/04tud.jpeg" xlink:type="simple" xlink:show="embed" xlink:actuate="onLoad"/></draw:frame></draw:a></text:span></text:h>
            <text:h text:style-name="P9" text:outline-level="2"><text:a xlink:type="simple" xlink:href="http://31.220.111.193/Fizika/E8/E872.php" office:target-frame-name="blank" xlink:show="replace"><text:span text:style-name="T4">72. óra:    Ellenőrzés a tanév anyagából; az éves munka értékelése </text:span></text:a><text:span text:style-name="T4"><draw:a xlink:type="simple" xlink:href="http://31.220.111.193/Fizika/E8/E872.php" office:target-frame-name="blank" xlink:show="replace"><draw:frame draw:style-name="fr1" draw:name="Image78" text:anchor-type="as-char" svg:width="0.2602in" svg:height="0.2602in" draw:z-index="75"><draw:image xlink:href="http://31.220.111.193/Fizika/@/04tud.jpeg" xlink:type="simple" xlink:show="embed" xlink:actuate="onLoad"/></draw:frame></draw:a></text:span></text:h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5"><draw:a xlink:type="simple" xlink:href="http://31.220.111.193/Fizika/E7/E7FE.php"><draw:frame draw:style-name="fr1" draw:name="Image79" text:anchor-type="as-char" svg:width="0.3335in" svg:height="0.3335in" draw:z-index="76"><draw:image xlink:href="http://31.220.111.193/Fizika/@/01vissza.jpg" xlink:type="simple" xlink:show="embed" xlink:actuate="onLoad"/></draw:frame></draw:a></text:p>
                </table:table-cell>
                <table:table-cell table:style-name="Table4.A1" office:value-type="string">
                  <text:p text:style-name="P6"><draw:a xlink:type="simple" xlink:href="http://31.220.111.193/Fizika/E9/E9FE.php"><draw:frame draw:style-name="fr1" draw:name="Image80" text:anchor-type="as-char" svg:width="0.3335in" svg:height="0.3335in" draw:z-index="77"><draw:image xlink:href="http://31.220.111.193/Fizika/@/02elore.jpg" xlink:type="simple" xlink:show="embed" xlink:actuate="onLoad"/></draw:frame></draw:a></text:p>
                </table:table-cell>
              </table:table-row>
            </table:table>
            <text:section text:style-name="Sect1" text:name="wsite-content">
              <text:p text:style-name="P7"/>
              <text:section text:style-name="Sect1" text:name="413566340588971682">
                <text:p text:style-name="P7"/>
                <text:section text:style-name="Sect1" text:name="element-daa25254-82a1-4f46-a487-b1da66579ec0">
                  <text:p text:style-name="P7"><draw:frame draw:style-name="fr3" draw:name="Object1" text:anchor-type="as-char" svg:width="0.4909in" style:rel-width="100%" svg:height="0.9272in" draw:z-index="80"><draw:floating-frame xlink:href="https://www.powr.io/plugins/hit-counter/cached_view?load=sync&amp;index=0&amp;unique_label=&amp;powr_token=weebly_390429748698876720&amp;user_label=weebly_390429748698876720_daa25254-82a1-4f46-a487-b1da66579ec0&amp;demo_mode=false&amp;external_type=weebly-integrated&amp;template_powr_token=&amp;color=rgb(0%2C%200%2C%20205)&amp;backgroundColor=rgb(255%2C%20255%2C%20255)&amp;fontFamily=%22Times%20New%20Roman%22%2C%20sans-serif" xlink:type="simple" xlink:show="embed" xlink:actuate="onLoad"/></draw:frame></text:p>
                </text:section>
              </text:section>
            </text:section>
          </table:table-cell>
        </table:table-row>
      </table:table>
      <text:p text:style-name="P3"><text:soft-page-break/>1. Mágneses alapjelenségek</text:p>
      <text:p text:style-name="P3"/>
      <text:p text:style-name="P3">2. Elektromos alapjelenségek, az elektromos töltés fogalma </text:p>
      <text:p text:style-name="P3"/>
      <text:p text:style-name="P3">3. Az elektromos áram és az elektromos áramkör</text:p>
      <text:p text:style-name="P3"/>
      <text:p text:style-name="P3">4. Az elektromos áram hatásai, az áramerősség </text:p>
      <text:p text:style-name="P3"/>
      <text:p text:style-name="P3">5. Az elektromos mező energiája: a feszültség </text:p>
      <text:p text:style-name="P3"/>
      <text:p text:style-name="P3">6. Ohm törvénye: az ellenállás </text:p>
      <text:p text:style-name="P3"/>
      <text:p text:style-name="P3">7. Az elektromos teljesítmény</text:p>
      <text:p text:style-name="P3"/>
      <text:p text:style-name="P3">8. Az elektromos munka </text:p>
      <text:p text:style-name="P3"/>
      <text:p text:style-name="P3">9. Az elektromos energia</text:p>
      <text:p text:style-name="P3"/>
      <text:p text:style-name="P3">10. A fény terjedése </text:p>
      <text:p text:style-name="P3"/>
      <text:p text:style-name="P3">11. A fényvisszaverődés </text:p>
      <text:p text:style-name="P3"/>
      <text:p text:style-name="P3">12. A fénytörés és a teljes fényvisszaverődés</text:p>
      <text:p text:style-name="P3"/>
      <text:p text:style-name="P3">13. Képalkotás, a síktükör képalkotása</text:p>
      <text:p text:style-name="P3"/>
      <text:p text:style-name="P3">14. A homorú és domború tükör</text:p>
      <text:p text:style-name="P3"/>
      <text:p text:style-name="P3">15. A gyűjtőlencse és a szórólencse </text:p>
      <text:p text:style-name="P3"/>
      <text:p text:style-name="P3">16. A fehér fény színekre bontása, színkeverés</text:p>
      <text:p text:style-name="P3"/>
      <text:p text:style-name="P3">17. Az infravörös és az ultraibolya fény</text:p>
      <text:p text:style-name="P3"/>
      <text:p text:style-name="P3">18. A teljes elektromágneses színkép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Quattrocento" svg:font-family="Quattrocent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0:59:05.157044223</meta:creation-date>
    <dc:date>2018-08-28T11:13:15.331409851</dc:date>
    <meta:editing-duration>PT2M10S</meta:editing-duration>
    <meta:editing-cycles>232</meta:editing-cycles>
    <meta:generator>LibreOffice/4.2.6.3$Linux_X86_64 LibreOffice_project/420m0$Build-3</meta:generator>
    <meta:document-statistic meta:table-count="4" meta:image-count="80" meta:object-count="1" meta:page-count="3" meta:paragraph-count="103" meta:word-count="578" meta:character-count="4095" meta:non-whitespace-character-count="3357"/>
  </office:meta>
</office:document-meta>
</file>